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ambria" svg:font-family="Cambria" style:font-pitch="variable"/>
    <style:font-face style:name="Minion Pro SmBd" svg:font-family="'Minion Pro SmBd'"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752in" fo:margin-right="0in" fo:margin-top="0in" fo:margin-bottom="0.1665in" fo:text-indent="-0.3752in" style:auto-text-indent="false"/>
    </style:style>
    <style:style style:name="P2" style:family="paragraph" style:parent-style-name="AB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Minion Pro SmBd" style:font-name-complex="Minion Pro Sm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 of Annotated Bibliography</text:p>
      <text:p text:style-name="P1"/>
      <text:p text:style-name="Citation">Ausubel, D. P. (1960). The use of advance organizers in the learning and retention of meaningful verbal material. <text:span text:style-name="T1">Journal of Educational Psychology</text:span>, 51, 267–272.</text:p>
      <text:p text:style-name="Annotation">Journal entry. Nullam id dolor id nibh ultricies vehicula ut id elit. Sed posuere consectetur est at lobortis. Vivamus sagittis lacus vel augue laoreet rutrum faucibus dolor auctor. Vestibulum id ligula porta felis euismod semper. Lorem ipsum dolor sit amet, consectetur adipiscing elit. Praesent commodo cursus magna, vel scelerisque nisl consectetur et. Nullam quis risus eget urna mollis ornare vel eu leo. Aenean eu leo quam. Pellentesque ornare sem lacinia quam venenatis vestibulum. Donec sed odio dui. Donec ullamcorper nulla non metus auctor fringilla. Nulla vitae elit libero, a pharetra augue. Cum sociis natoque penatibus et magnis dis parturient montes, nascetur ridiculus mus. Vivamus sagittis lacus vel augue laoreet rutrum faucibus dolor auctor. Nullam quis risus eget urna mollis ornare vel eu leo.</text:p>
      <text:p text:style-name="Citation">Balchin, W. &amp; Coleman, A. (1965). Graphicacy—the fourth ‘ace’ in the pack. <text:span text:style-name="T2">Times Educational Supplement</text:span>, November 5, 1965.</text:p>
      <text:p text:style-name="Annotation">Newspaper periodical. Natoque penatibus et magnis dis parturient montes, nascetur ridiculus mus. Vivamus sagittis lacus vel augue laoreet rutrum faucibus dolor auctor. Donec id elit non mi porta gravida at eget metus. Vivamus sagittis lacus vel augue laoreet rutrum faucibus dolor auctor. Etiam porta sem malesuada magna mollis euismod.</text:p>
      <text:p text:style-name="Citation">Chapman, L. (1978). <text:span text:style-name="T2">Approaches to art in education</text:span>. New York: Harcourt Brace Jovanovich.</text:p>
      <text:p text:style-name="Annotation">Book. Penatibus et magnis dis parturient montes, nascetur ridiculus mus. Duis mollis, est non commodo luctus, nisi erat porttitor ligula, eget lacinia odio sem nec elit. Cras mattis consectetur purus sit amet fermentum. Vivamus sagittis lacus vel augue laoreet rutrum faucibus dolor auctor. Integer posuere erat a ante venenatis dapibus posuere velit aliquet.</text:p>
      <text:p text:style-name="Citation">Chernoff, H. (1973). <text:span text:style-name="T3"></text:span>e use of faces to represent points in K-dimensional space graphically. <text:span text:style-name="T1">Journal of the American Statistical Association</text:span> (American Statistical Association) 68(342): 361–368. doi:10.2307/2284077.</text:p>
      <text:p text:style-name="Annotation">Journal entry with an associated DOI number. Nulla vitae elit libero, a pharetra augue. Aenean eu leo quam. Pellentesque ornare sem lacinia quam venenatis vestibulum. Maecenas faucibus mollis interdum. Donec ullamcorper nulla non metus auctor fringilla. Vestibulum id ligula porta felis euismod semper. Cum sociis natoque penatibus et magnis dis parturient montes, nascetur ridiculus mus.</text:p>
      <text:p text:style-name="Citation">Clark, R., Nguyen, F., and Sweller, J. (2006). <text:span text:style-name="T1">Efficiency in learning: Evidence-based guidelines to manage cognitive load</text:span>. San Francisco: Pfeiffer.</text:p>
      <text:p text:style-name="Annotation"><text:soft-page-break/>Book. Fusce dapibus, tellus ac cursus commodo, tortor mauris condimentum nibh, ut fermentum massa justo sit amet risus. Maecenas faucibus mollis interdum. Sed posuere consectetur est at lobortis. Cum sociis natoque penatibus et magnis dis parturient montes, nascetur ridiculus mus. Donec id elit non mi porta gravida at eget metus. Etiam porta sem malesuada magna mollis euismod. Curabitur blandit tempus porttitor.</text:p>
      <text:p text:style-name="Citation">Jones, D. V. &amp; Martin-Jones, M. (2004). Bilingual education and language revitalization in Wales: Past achievements and current issues. In James W. Tollefson, Amy Tsui (eds.) <text:span text:style-name="T1">Medium of Instruction Policies: Which agenda? Whose agenda?</text:span>, pp. 43–70. Mahwah, New Jersey: Lawrence Erlbaum Associates, Inc.</text:p>
      <text:p text:style-name="Annotation">Article in edited volume or anthology. Lorem ipsum dolor sit amet, consectetur adipiscing elit. Lorem ipsum dolor sit amet, consectetur adipiscing elit. Praesent commodo cursus magna, vel scelerisque nisl consectetur et. Duis mollis, est non commodo luctus, nisi erat porttitor ligula, eget lacinia odio sem nec elit. Donec sed odio dui. Donec ullamcorper nulla non metus auctor fringilla. Nullam id dolor id nibh ultricies vehicula ut id elit.</text:p>
      <text:p text:style-name="Citation">Kibuishi, A. (2011, Feb 5.). “Cooking with Mom.” Retrieved from http://felaxx.blogspot.com/ 2011/02/cooking-with-mom.html</text:p>
      <text:p text:style-name="Annotation">Website. Sociis natoque penatibus et magnis dis parturient montes, nascetur ridiculus mus. Nullam id dolor id nibh ultricies vehicula ut id elit. Aenean lacinia bibendum nulla sed consectetur. Morbi leo risus, porta ac consectetur ac, vestibulum at eros. Nullam id dolor id nibh ultricies vehicula ut id elit. Praesent commodo cursus magna, vel scelerisque nisl consectetur et.</text:p>
      <text:p text:style-name="Citation">Pettersson, R. (2002). Information design: An introduction. <text:span text:style-name="T1">Document Design Companion Series 3</text:span>. Amsterdam: John Benjamins Publishing.</text:p>
      <text:p text:style-name="Annotation">Article in book. Nullam quis risus eget urna mollis ornare vel eu leo. Integer posuere erat a ante venenatis dapibus posuere velit aliquet. Vivamus sagittis lacus vel augue laoreet rutrum faucibus dolor auctor. Vestibulum id ligula porta felis euismod semper.</text:p>
      <text:p text:style-name="Citation">Plant, J. &amp; Berg, F. (2007, September). Bread and Better. <text:span text:style-name="T1">Parents</text:span>, 81(9), 260. </text:p>
      <text:p text:style-name="Annotation">Periodical/Magazine article. Aenean eu leo quam. Pellentesque ornare sem lacinia quam venenatis vestibulum. Maecenas faucibus mollis interdum. Vestibulum id ligula porta felis euismod semper. Nulla vitae elit libero, a pharetra augue. Lorem ipsum dolor sit amet, consectetur adipiscing elit.</text:p>
      <text:p text:style-name="Citation">Pughe, E. (1843). Pictorial Dictionary by Eliza Pughe. (Held at <text:span text:style-name="T3"></text:span>e National Library of Wales; Vol. 53, Acc No PA4308 (8vo).) Retrieved 21 Feb 2011, from <text:a xlink:type="simple" xlink:href="http://www.peoplescollectionwales.co.uk/Item/9530"><text:span text:style-name="Internet_20_link">http://www.peoplescollectionwales.co.uk/Item/9530</text:span></text:a>.</text:p>
      <text:p text:style-name="Annotation"><text:soft-page-break/>Special/unique document or volume. (Get as much information as possible.) Maecenas sed diam eget risus varius blandit sit amet non magna. Vivamus sagittis lacus vel augue laoreet rutrum faucibus dolor auctor. Vestibulum id ligula porta felis euismod semper. Cras justo odio, dapibus ac facilisis in, egestas eget quam. Nulla vitae elit libero, a pharetra augue. Cras mattis consectetur purus sit amet fermentum. Curabitur blandit tempus portt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ambria" svg:font-family="Cambria" style:font-pitch="variable"/>
    <style:font-face style:name="Minion Pro SmBd" svg:font-family="'Minion Pro SmBd'"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US" style:font-name-asian="Cambria"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itation" style:family="paragraph" style:parent-style-name="Standard">
      <style:paragraph-properties fo:margin="100%" fo:margin-left="0.3799in" fo:margin-right="0in" fo:margin-top="0in" fo:margin-bottom="0.111in" fo:line-height="110%" fo:text-indent="-0.3799in" style:auto-text-indent="false"/>
      <style:text-properties style:font-name="Times New Roman" style:font-name-complex="Times New Roman"/>
    </style:style>
    <style:style style:name="Annotation" style:family="paragraph" style:parent-style-name="Standard">
      <style:paragraph-properties fo:margin="100%" fo:margin-left="0.3799in" fo:margin-right="0in" fo:margin-top="0in" fo:margin-bottom="0.25in" fo:line-height="110%" fo:text-indent="0in" style:auto-text-indent="false"/>
      <style:text-properties style:font-name="Times New Roman" style:font-name-complex="Times New Roman"/>
    </style:style>
    <style:style style:name="ABTitle" style:family="paragraph" style:parent-style-name="Standard">
      <style:paragraph-properties fo:text-align="center" style:justify-single-word="false"/>
      <style:text-properties style:font-name="Times New Roman" style:font-name-complex="Times New Roman"/>
    </style:style>
    <style:style style:name="NamePage" style:family="paragraph" style:parent-style-name="Header">
      <style:paragraph-properties fo:text-align="end" style:justify-single-word="false"/>
      <style:text-properties style:font-name="Times New Roman" style:font-name-complex="Times New Roman"/>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5in" fo:margin-bottom="0.8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598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NamePage">MyLastName, p. <text:page-number text:select-page="current">3</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 Stringham</meta:initial-creator>
    <meta:creation-date>2013-02-20T12:47:00</meta:creation-date>
    <dc:date>2013-02-20T13:15:43</dc:date>
    <meta:editing-cycles>5</meta:editing-cycles>
    <meta:editing-duration>PT20M</meta:editing-duration>
    <meta:document-statistic meta:table-count="0" meta:image-count="0" meta:object-count="0" meta:page-count="3" meta:paragraph-count="22" meta:word-count="832" meta:character-count="5745"/>
    <meta:generator>OpenOffice.org/3.4.1$Unix OpenOffice.org_project/341m1$Build-9593</meta:generator>
  </office:meta>
</office:document-meta>
</file>